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00" draw:opacity="56%" draw:textarea-horizontal-align="justify" draw:textarea-vertical-align="middle" draw:auto-grow-height="false" fo:min-height="3.522cm" fo:min-width="4.17cm"/>
    </style:style>
    <style:style style:name="gr2" style:family="graphic" style:parent-style-name="standard">
      <style:graphic-properties draw:fill-color="#00ff00" draw:opacity="56%" draw:textarea-horizontal-align="justify" draw:textarea-vertical-align="middle" draw:auto-grow-height="false" fo:min-height="3.164cm" fo:min-width="8.571cm"/>
    </style:style>
    <style:style style:name="gr3" style:family="graphic" style:parent-style-name="standard">
      <style:graphic-properties draw:fill-color="#00ff00" draw:opacity="56%" draw:textarea-horizontal-align="justify" draw:textarea-vertical-align="middle" draw:auto-grow-height="false" fo:min-height="3.702cm" fo:min-width="6.864cm"/>
    </style:style>
    <style:style style:name="gr4" style:family="graphic" style:parent-style-name="standard">
      <style:graphic-properties draw:fill-color="#00ff00" draw:opacity="56%" draw:opacity-name="" draw:textarea-horizontal-align="justify" draw:textarea-vertical-align="middle" draw:auto-grow-height="false" fo:min-height="2.984cm" fo:min-width="5.966cm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2.0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12" style:family="graphic" style:parent-style-name="standard">
      <style:graphic-properties draw:textarea-vertical-align="middle" draw:auto-grow-height="false" fo:min-height="5.339cm" fo:min-width="5.21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00ff00" draw:opacity="56%"/>
      <style:paragraph-properties fo:text-align="center"/>
    </style:style>
    <style:style style:name="P2" style:family="paragraph">
      <loext:graphic-properties draw:fill-color="#00ff00" draw:opacity="56%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5.334cm" svg:x="1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2.827cm" svg:height="4.826cm" svg:x="1.50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412cm" svg:height="5.588cm" svg:x="18.288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9.144cm" svg:height="4.572cm" svg:x="19.288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7" draw:id="id7" draw:layer="layout" svg:width="2.413cm" svg:height="1.905cm" svg:x="23.606cm" svg:y="17.51cm">
          <draw:text-box>
            <text:p text:style-name="P3"><text:span text:style-name="T1">Tree</text:span></text:p>
          </draw:text-box>
        </draw:frame>
        <draw:frame draw:style-name="gr6" draw:text-style-name="P4" xml:id="id5" draw:id="id5" draw:layer="layout" svg:width="5.588cm" svg:height="1.27cm" svg:x="22.082cm" svg:y="4.429cm">
          <draw:text-box>
            <text:p text:style-name="P3"><text:span text:style-name="T1">Mir</text:span><text:span text:style-name="T1">ror</text:span></text:p>
          </draw:text-box>
        </draw:frame>
        <draw:frame draw:style-name="gr7" draw:text-style-name="P4" xml:id="id3" draw:id="id3" draw:layer="layout" svg:width="3.753cm" svg:height="0.954cm" svg:x="4.232cm" svg:y="1.762cm">
          <draw:text-box>
            <text:p><text:span text:style-name="T1">Simulation</text:span></text:p>
          </draw:text-box>
        </draw:frame>
        <draw:frame draw:style-name="gr8" draw:text-style-name="P4" xml:id="id9" draw:id="id9" draw:layer="layout" svg:width="2.921cm" svg:height="2.286cm" svg:x="2.397cm" svg:y="17.764cm">
          <draw:text-box>
            <text:p text:style-name="P3"><text:span text:style-name="T1">Beam</text:span></text:p>
          </draw:text-box>
        </draw:frame>
        <draw:frame draw:style-name="gr7" draw:text-style-name="P5" draw:layer="layout" svg:width="3.99cm" svg:height="0.954cm" svg:x="6.154cm" svg:y="4.556cm">
          <draw:text-box>
            <text:p>Input beams</text:p>
          </draw:text-box>
        </draw:frame>
        <draw:frame draw:style-name="gr7" draw:text-style-name="P5" draw:layer="layout" svg:width="2.301cm" svg:height="0.954cm" svg:x="2.89cm" svg:y="4.618cm">
          <draw:text-box>
            <text:p>Optics</text:p>
          </draw:text-box>
        </draw:frame>
        <draw:frame draw:style-name="gr7" draw:text-style-name="P5" draw:layer="layout" svg:width="3.673cm" svg:height="1.657cm" svg:x="10.144cm" svg:y="3.026cm">
          <draw:text-box>
            <text:p>beam trees</text:p>
            <text:p/>
          </draw:text-box>
        </draw:frame>
        <draw:frame draw:style-name="gr7" draw:text-style-name="P6" xml:id="id10" draw:id="id10" draw:layer="layout" svg:width="1.594cm" svg:height="0.954cm" svg:x="10.074cm" svg:y="8.112cm">
          <draw:text-box>
            <text:p><text:span text:style-name="T2"><text:s/></text:span><text:span text:style-name="T2">run</text:span></text:p>
          </draw:text-box>
        </draw:frame>
        <draw:frame draw:style-name="gr7" draw:text-style-name="P6" xml:id="id6" draw:id="id6" draw:layer="layout" svg:width="4.134cm" svg:height="0.954cm" svg:x="16.424cm" svg:y="8.747cm">
          <draw:text-box>
            <text:p><text:span text:style-name="T2"><text:s/></text:span><text:span text:style-name="T2">next beams </text:span></text:p>
          </draw:text-box>
        </draw:frame>
        <draw:frame draw:style-name="gr7" draw:text-style-name="P5" draw:layer="layout" svg:width="5.713cm" svg:height="0.954cm" svg:x="22.463cm" svg:y="14.462cm">
          <draw:text-box>
            <text:p>data on interaction</text:p>
          </draw:text-box>
        </draw:frame>
        <draw:frame draw:style-name="gr7" draw:text-style-name="P5" draw:layer="layout" svg:width="2.157cm" svg:height="0.954cm" svg:x="19.161cm" svg:y="17.191cm">
          <draw:text-box>
            <text:p>Beam</text:p>
          </draw:text-box>
        </draw:frame>
        <draw:frame draw:style-name="gr7" draw:text-style-name="P5" draw:layer="layout" svg:width="4.587cm" svg:height="0.954cm" svg:x="19.796cm" svg:y="15.986cm">
          <draw:text-box>
            <text:p>daughter trees</text:p>
          </draw:text-box>
        </draw:frame>
        <draw:frame draw:style-name="gr9" draw:text-style-name="P5" draw:layer="layout" svg:width="5.184cm" svg:height="1.967cm" svg:x="2.397cm" svg:y="16.559cm">
          <draw:text-box>
            <text:p>geometrical data</text:p>
          </draw:text-box>
        </draw:frame>
        <draw:frame draw:style-name="gr10" draw:text-style-name="P5" draw:layer="layout" svg:width="4.587cm" svg:height="0.954cm" svg:x="1.254cm" svg:y="14.97cm">
          <draw:text-box>
            <text:p>Gaussian data</text:p>
          </draw:text-box>
        </draw:frame>
        <draw:frame draw:style-name="gr11" draw:text-style-name="P6" xml:id="id1" draw:id="id1" draw:layer="layout" svg:width="3.556cm" svg:height="2.032cm" svg:x="7.223cm" svg:y="11.541cm">
          <draw:text-box>
            <text:p><text:span text:style-name="T2">Gaussian </text:span></text:p>
            <text:p><text:span text:style-name="T2">functions</text:span></text:p>
          </draw:text-box>
        </draw:frame>
        <draw:frame draw:style-name="gr7" draw:text-style-name="P5" draw:layer="layout" svg:width="2.72cm" svg:height="0.954cm" svg:x="20.685cm" svg:y="7.096cm">
          <draw:text-box>
            <text:p>3D data</text:p>
          </draw:text-box>
        </draw:frame>
        <draw:frame draw:style-name="gr7" draw:text-style-name="P6" xml:id="id8" draw:id="id8" draw:layer="layout" svg:width="4.13cm" svg:height="0.954cm" svg:x="16.174cm" svg:y="13.127cm">
          <draw:text-box>
            <text:p><text:span text:style-name="T2">insert beams</text:span></text:p>
          </draw:text-box>
        </draw:frame>
        <draw:custom-shape draw:style-name="gr12" draw:text-style-name="P7" draw:layer="layout" svg:width="5.715cm" svg:height="5.588cm" svg:x="11.033cm" svg:y="8.493cm">
          <text:p/>
          <draw:enhanced-geometry svg:viewBox="0 0 21600 21600" draw:text-areas="0 0 21600 21600" draw:type="circular-arrow" draw:modifiers="180 139.323277826226 9845.790767764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8" xml:id="id2" draw:id="id2" draw:layer="layout" svg:width="2.589cm" svg:height="0.954cm" svg:x="13.192cm" svg:y="17.699cm">
          <draw:text-box>
            <text:p><text:span text:style-name="T3">Output</text:span></text:p>
          </draw:text-box>
        </draw:frame>
        <draw:frame draw:style-name="gr7" draw:text-style-name="P5" draw:layer="layout" svg:width="3.741cm" svg:height="0.954cm" svg:x="23.733cm" svg:y="5.572cm">
          <draw:text-box>
            <text:p>optical data</text:p>
          </draw:text-box>
        </draw:frame>
        <draw:connector draw:style-name="gr13" draw:text-style-name="P9" draw:layer="layout" draw:type="curve" svg:x1="9.001cm" svg:y1="13.573cm" svg:x2="13.192cm" svg:y2="18.176cm" draw:start-shape="id1" draw:start-glue-point="2" draw:end-shape="id2" draw:end-glue-point="3" svg:d="M9001 13573c0 3069 1397 4603 4191 4603" svg:viewBox="0 0 4192 4604">
          <text:p/>
        </draw:connector>
        <draw:connector draw:style-name="gr13" draw:text-style-name="P9" draw:layer="layout" draw:type="curve" svg:x1="6.108cm" svg:y1="2.716cm" svg:x2="3.753cm" svg:y2="8.493cm" draw:start-shape="id3" draw:start-glue-point="2" draw:end-shape="id4" draw:end-glue-point="0" svg:d="M6108 2716c0 4333-2355 1445-2355 5777" svg:viewBox="0 0 2356 5778">
          <text:p/>
        </draw:connector>
        <draw:connector draw:style-name="gr13" draw:text-style-name="P9" draw:layer="layout" draw:type="curve" svg:x1="22.082cm" svg:y1="5.064cm" svg:x2="18.491cm" svg:y2="8.747cm" draw:start-shape="id5" draw:start-glue-point="3" draw:end-shape="id6" draw:end-glue-point="0" svg:d="M22082 5064c-2394 0-3591 1227-3591 3683" svg:viewBox="0 0 3592 3684">
          <text:p/>
        </draw:connector>
        <draw:connector draw:style-name="gr13" draw:text-style-name="P9" draw:layer="layout" draw:type="curve" svg:x1="24.812cm" svg:y1="17.51cm" svg:x2="20.304cm" svg:y2="13.604cm" draw:start-shape="id7" draw:start-glue-point="0" draw:end-shape="id8" draw:end-glue-point="1" svg:d="M24812 17510c0-2604-1502-3906-4508-3906" svg:viewBox="0 0 4509 3907">
          <text:p/>
        </draw:connector>
        <draw:connector draw:style-name="gr13" draw:text-style-name="P9" draw:layer="layout" draw:type="curve" svg:x1="3.857cm" svg:y1="17.764cm" svg:x2="7.223cm" svg:y2="12.557cm" draw:start-shape="id9" draw:start-glue-point="0" draw:end-shape="id1" draw:end-glue-point="3" svg:d="M3857 17764c0-3472 1122-5207 3366-5207" svg:viewBox="0 0 3367 5208">
          <text:p/>
        </draw:connector>
        <draw:frame draw:style-name="gr7" draw:text-style-name="P6" xml:id="id4" draw:id="id4" draw:layer="layout" svg:width="1.696cm" svg:height="0.954cm" svg:x="2.905cm" svg:y="8.493cm">
          <draw:text-box>
            <text:p><text:span text:style-name="T2">load</text:span></text:p>
          </draw:text-box>
        </draw:frame>
        <draw:connector draw:style-name="gr13" draw:text-style-name="P9" draw:layer="layout" draw:type="curve" svg:x1="4.601cm" svg:y1="8.97cm" svg:x2="10.074cm" svg:y2="8.589cm" draw:start-shape="id4" draw:start-glue-point="1" draw:end-shape="id10" draw:end-glue-point="3" svg:d="M4601 8970c4105 0 1369-381 5473-381" svg:viewBox="0 0 5474 3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20:00:04.321626743</meta:creation-date>
    <dc:date>2017-05-10T09:56:03.169985971</dc:date>
    <meta:editing-duration>PT13H14M57S</meta:editing-duration>
    <meta:editing-cycles>1</meta:editing-cycles>
    <meta:document-statistic meta:object-count="31"/>
    <meta:generator>LibreOffice/5.3.1.2$Linux_X86_64 LibreOffice_project/30m0$Build-2</meta:generator>
  </office:meta>
</office:document-meta>
</file>